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48cm"/>
    </style:style>
    <style:style style:name="co2" style:family="table-column">
      <style:table-column-properties fo:break-before="auto" style:column-width="4.42cm"/>
    </style:style>
    <style:style style:name="co3" style:family="table-column">
      <style:table-column-properties fo:break-before="auto" style:column-width="1.584cm"/>
    </style:style>
    <style:style style:name="co4" style:family="table-column">
      <style:table-column-properties fo:break-before="auto" style:column-width="4.665cm"/>
    </style:style>
    <style:style style:name="co5" style:family="table-column">
      <style:table-column-properties fo:break-before="auto" style:column-width="7.336cm"/>
    </style:style>
    <style:style style:name="co6" style:family="table-column">
      <style:table-column-properties fo:break-before="auto" style:column-width="7.091cm"/>
    </style:style>
    <style:style style:name="co7" style:family="table-column">
      <style:table-column-properties fo:break-before="auto" style:column-width="7.172cm"/>
    </style:style>
    <style:style style:name="co8" style:family="table-column">
      <style:table-column-properties fo:break-before="auto" style:column-width="4.584cm"/>
    </style:style>
    <style:style style:name="co9" style:family="table-column">
      <style:table-column-properties fo:break-before="auto" style:column-width="6.54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donnees_carto_commun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5" table:default-cell-style-name="Default"/>
        <table:table-column table:style-name="co10" table:number-columns-repeated="16370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montant par hbt</text:p>
          </table:table-cell>
          <table:table-cell office:value-type="string" calcext:value-type="string">
            <text:p>rang</text:p>
          </table:table-cell>
          <table:table-cell office:value-type="string" calcext:value-type="string">
            <text:p>ecart à la moyenne</text:p>
          </table:table-cell>
          <table:table-cell office:value-type="string" calcext:value-type="string">
            <text:p>carré des écarts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float" office:value="459.0236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table:formula="of:=[.B2]-mn" office:value-type="float" office:value="-520.7434875" calcext:value-type="float">
            <text:p>-521</text:p>
          </table:table-cell>
          <table:table-cell table:formula="of:=[.D2]^2" office:value-type="float" office:value="271173.779773663" calcext:value-type="float">
            <text:p>271174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Gagny</text:p>
          </table:table-cell>
          <table:table-cell office:value-type="float" office:value="709.9908" calcext:value-type="float">
            <text:p>710</text:p>
          </table:table-cell>
          <table:table-cell office:value-type="float" office:value="2" calcext:value-type="float">
            <text:p>2</text:p>
          </table:table-cell>
          <table:table-cell table:formula="of:=[.B3]-mn" office:value-type="float" office:value="-269.7762875" calcext:value-type="float">
            <text:p>-270</text:p>
          </table:table-cell>
          <table:table-cell table:formula="of:=[.D3]^2" office:value-type="float" office:value="72779.2452972826" calcext:value-type="float">
            <text:p>72779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Coubron</text:p>
          </table:table-cell>
          <table:table-cell office:value-type="float" office:value="737.4292" calcext:value-type="float">
            <text:p>737</text:p>
          </table:table-cell>
          <table:table-cell office:value-type="float" office:value="3" calcext:value-type="float">
            <text:p>3</text:p>
          </table:table-cell>
          <table:table-cell table:formula="of:=[.B4]-mn" office:value-type="float" office:value="-242.3378875" calcext:value-type="float">
            <text:p>-242</text:p>
          </table:table-cell>
          <table:table-cell table:formula="of:=[.D4]^2" office:value-type="float" office:value="58727.6517179626" calcext:value-type="float">
            <text:p>58728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float" office:value="741.3429" calcext:value-type="float">
            <text:p>741</text:p>
          </table:table-cell>
          <table:table-cell office:value-type="float" office:value="4" calcext:value-type="float">
            <text:p>4</text:p>
          </table:table-cell>
          <table:table-cell table:formula="of:=[.B5]-mn" office:value-type="float" office:value="-238.4241875" calcext:value-type="float">
            <text:p>-238</text:p>
          </table:table-cell>
          <table:table-cell table:formula="of:=[.D5]^2" office:value-type="float" office:value="56846.0931850352" calcext:value-type="float">
            <text:p>56846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float" office:value="801.8349" calcext:value-type="float">
            <text:p>802</text:p>
          </table:table-cell>
          <table:table-cell office:value-type="float" office:value="5" calcext:value-type="float">
            <text:p>5</text:p>
          </table:table-cell>
          <table:table-cell table:formula="of:=[.B6]-mn" office:value-type="float" office:value="-177.9321875" calcext:value-type="float">
            <text:p>-178</text:p>
          </table:table-cell>
          <table:table-cell table:formula="of:=[.D6]^2" office:value-type="float" office:value="31659.8633485352" calcext:value-type="float">
            <text:p>31660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float" office:value="832.4697" calcext:value-type="float">
            <text:p>832</text:p>
          </table:table-cell>
          <table:table-cell office:value-type="float" office:value="6" calcext:value-type="float">
            <text:p>6</text:p>
          </table:table-cell>
          <table:table-cell table:formula="of:=[.B7]-mn" office:value-type="float" office:value="-147.2973875" calcext:value-type="float">
            <text:p>-147</text:p>
          </table:table-cell>
          <table:table-cell table:formula="of:=[.D7]^2" office:value-type="float" office:value="21696.5203643252" calcext:value-type="float">
            <text:p>21697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float" office:value="847.924" calcext:value-type="float">
            <text:p>848</text:p>
          </table:table-cell>
          <table:table-cell office:value-type="float" office:value="7" calcext:value-type="float">
            <text:p>7</text:p>
          </table:table-cell>
          <table:table-cell table:formula="of:=[.B8]-mn" office:value-type="float" office:value="-131.8430875" calcext:value-type="float">
            <text:p>-132</text:p>
          </table:table-cell>
          <table:table-cell table:formula="of:=[.D8]^2" office:value-type="float" office:value="17382.5997215327" calcext:value-type="float">
            <text:p>17383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float" office:value="855.3598" calcext:value-type="float">
            <text:p>855</text:p>
          </table:table-cell>
          <table:table-cell office:value-type="float" office:value="8" calcext:value-type="float">
            <text:p>8</text:p>
          </table:table-cell>
          <table:table-cell table:formula="of:=[.B9]-mn" office:value-type="float" office:value="-124.4072875" calcext:value-type="float">
            <text:p>-124</text:p>
          </table:table-cell>
          <table:table-cell table:formula="of:=[.D9]^2" office:value-type="float" office:value="15477.1731831077" calcext:value-type="float">
            <text:p>15477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float" office:value="863.8015" calcext:value-type="float">
            <text:p>864</text:p>
          </table:table-cell>
          <table:table-cell office:value-type="float" office:value="9" calcext:value-type="float">
            <text:p>9</text:p>
          </table:table-cell>
          <table:table-cell table:formula="of:=[.B10]-mn" office:value-type="float" office:value="-115.9655875" calcext:value-type="float">
            <text:p>-116</text:p>
          </table:table-cell>
          <table:table-cell table:formula="of:=[.D10]^2" office:value-type="float" office:value="13448.0174842201" calcext:value-type="float">
            <text:p>13448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float" office:value="864.1608" calcext:value-type="float">
            <text:p>864</text:p>
          </table:table-cell>
          <table:table-cell office:value-type="float" office:value="10" calcext:value-type="float">
            <text:p>10</text:p>
          </table:table-cell>
          <table:table-cell table:formula="of:=[.B11]-mn" office:value-type="float" office:value="-115.6062875" calcext:value-type="float">
            <text:p>-116</text:p>
          </table:table-cell>
          <table:table-cell table:formula="of:=[.D11]^2" office:value-type="float" office:value="13364.8137095327" calcext:value-type="float">
            <text:p>13365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float" office:value="865.7718" calcext:value-type="float">
            <text:p>866</text:p>
          </table:table-cell>
          <table:table-cell office:value-type="float" office:value="11" calcext:value-type="float">
            <text:p>11</text:p>
          </table:table-cell>
          <table:table-cell table:formula="of:=[.B12]-mn" office:value-type="float" office:value="-113.9952875" calcext:value-type="float">
            <text:p>-114</text:p>
          </table:table-cell>
          <table:table-cell table:formula="of:=[.D12]^2" office:value-type="float" office:value="12994.9255722077" calcext:value-type="float">
            <text:p>12995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float" office:value="907.7628" calcext:value-type="float">
            <text:p>908</text:p>
          </table:table-cell>
          <table:table-cell office:value-type="float" office:value="12" calcext:value-type="float">
            <text:p>12</text:p>
          </table:table-cell>
          <table:table-cell table:formula="of:=[.B13]-mn" office:value-type="float" office:value="-72.0042875" calcext:value-type="float">
            <text:p>-72</text:p>
          </table:table-cell>
          <table:table-cell table:formula="of:=[.D13]^2" office:value-type="float" office:value="5184.61741838266" calcext:value-type="float">
            <text:p>5185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float" office:value="916.4249" calcext:value-type="float">
            <text:p>916</text:p>
          </table:table-cell>
          <table:table-cell office:value-type="float" office:value="13" calcext:value-type="float">
            <text:p>13</text:p>
          </table:table-cell>
          <table:table-cell table:formula="of:=[.B14]-mn" office:value-type="float" office:value="-63.3421875" calcext:value-type="float">
            <text:p>-63</text:p>
          </table:table-cell>
          <table:table-cell table:formula="of:=[.D14]^2" office:value-type="float" office:value="4012.23271728516" calcext:value-type="float">
            <text:p>4012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float" office:value="917.9009" calcext:value-type="float">
            <text:p>918</text:p>
          </table:table-cell>
          <table:table-cell office:value-type="float" office:value="14" calcext:value-type="float">
            <text:p>14</text:p>
          </table:table-cell>
          <table:table-cell table:formula="of:=[.B15]-mn" office:value-type="float" office:value="-61.8661875" calcext:value-type="float">
            <text:p>-62</text:p>
          </table:table-cell>
          <table:table-cell table:formula="of:=[.D15]^2" office:value-type="float" office:value="3827.42515578516" calcext:value-type="float">
            <text:p>3827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float" office:value="921.2215" calcext:value-type="float">
            <text:p>921</text:p>
          </table:table-cell>
          <table:table-cell office:value-type="float" office:value="15" calcext:value-type="float">
            <text:p>15</text:p>
          </table:table-cell>
          <table:table-cell table:formula="of:=[.B16]-mn" office:value-type="float" office:value="-58.5455875" calcext:value-type="float">
            <text:p>-59</text:p>
          </table:table-cell>
          <table:table-cell table:formula="of:=[.D16]^2" office:value-type="float" office:value="3427.58581572016" calcext:value-type="float">
            <text:p>3428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Drancy</text:p>
          </table:table-cell>
          <table:table-cell office:value-type="float" office:value="931.1463" calcext:value-type="float">
            <text:p>931</text:p>
          </table:table-cell>
          <table:table-cell office:value-type="float" office:value="16" calcext:value-type="float">
            <text:p>16</text:p>
          </table:table-cell>
          <table:table-cell table:formula="of:=[.B17]-mn" office:value-type="float" office:value="-48.6207875" calcext:value-type="float">
            <text:p>-49</text:p>
          </table:table-cell>
          <table:table-cell table:formula="of:=[.D17]^2" office:value-type="float" office:value="2363.98097712016" calcext:value-type="float">
            <text:p>2364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float" office:value="939.2652" calcext:value-type="float">
            <text:p>939</text:p>
          </table:table-cell>
          <table:table-cell office:value-type="float" office:value="17" calcext:value-type="float">
            <text:p>17</text:p>
          </table:table-cell>
          <table:table-cell table:formula="of:=[.B18]-mn" office:value-type="float" office:value="-40.5018875" calcext:value-type="float">
            <text:p>-41</text:p>
          </table:table-cell>
          <table:table-cell table:formula="of:=[.D18]^2" office:value-type="float" office:value="1640.40289106265" calcext:value-type="float">
            <text:p>1640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float" office:value="940.1596" calcext:value-type="float">
            <text:p>940</text:p>
          </table:table-cell>
          <table:table-cell office:value-type="float" office:value="18" calcext:value-type="float">
            <text:p>18</text:p>
          </table:table-cell>
          <table:table-cell table:formula="of:=[.B19]-mn" office:value-type="float" office:value="-39.6074875000001" calcext:value-type="float">
            <text:p>-40</text:p>
          </table:table-cell>
          <table:table-cell table:formula="of:=[.D19]^2" office:value-type="float" office:value="1568.75306606266" calcext:value-type="float">
            <text:p>1569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float" office:value="955.4334" calcext:value-type="float">
            <text:p>955</text:p>
          </table:table-cell>
          <table:table-cell office:value-type="float" office:value="19" calcext:value-type="float">
            <text:p>19</text:p>
          </table:table-cell>
          <table:table-cell table:formula="of:=[.B20]-mn" office:value-type="float" office:value="-24.3336875" calcext:value-type="float">
            <text:p>-24</text:p>
          </table:table-cell>
          <table:table-cell table:formula="of:=[.D20]^2" office:value-type="float" office:value="592.128347347656" calcext:value-type="float">
            <text:p>592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float" office:value="955.9468" calcext:value-type="float">
            <text:p>956</text:p>
          </table:table-cell>
          <table:table-cell office:value-type="float" office:value="20" calcext:value-type="float">
            <text:p>20</text:p>
          </table:table-cell>
          <table:table-cell table:formula="of:=[.B21]-mn" office:value-type="float" office:value="-23.8202875" calcext:value-type="float">
            <text:p>-24</text:p>
          </table:table-cell>
          <table:table-cell table:formula="of:=[.D21]^2" office:value-type="float" office:value="567.406096582654" calcext:value-type="float">
            <text:p>567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Bondy</text:p>
          </table:table-cell>
          <table:table-cell office:value-type="float" office:value="963.682" calcext:value-type="float">
            <text:p>964</text:p>
          </table:table-cell>
          <table:table-cell office:value-type="float" office:value="21" calcext:value-type="float">
            <text:p>21</text:p>
          </table:table-cell>
          <table:table-cell table:formula="of:=[.B22]-mn" office:value-type="float" office:value="-16.0850875" calcext:value-type="float">
            <text:p>-16</text:p>
          </table:table-cell>
          <table:table-cell table:formula="of:=[.D22]^2" office:value-type="float" office:value="258.730039882656" calcext:value-type="float">
            <text:p>259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float" office:value="972.6069" calcext:value-type="float">
            <text:p>973</text:p>
          </table:table-cell>
          <table:table-cell office:value-type="float" office:value="22" calcext:value-type="float">
            <text:p>22</text:p>
          </table:table-cell>
          <table:table-cell table:formula="of:=[.B23]-mn" office:value-type="float" office:value="-7.16018750000001" calcext:value-type="float">
            <text:p>-7</text:p>
          </table:table-cell>
          <table:table-cell table:formula="of:=[.D23]^2" office:value-type="float" office:value="51.2682850351563" calcext:value-type="float">
            <text:p>51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float" office:value="991.4655" calcext:value-type="float">
            <text:p>991</text:p>
          </table:table-cell>
          <table:table-cell office:value-type="float" office:value="23" calcext:value-type="float">
            <text:p>23</text:p>
          </table:table-cell>
          <table:table-cell table:formula="of:=[.B24]-mn" office:value-type="float" office:value="11.6984125" calcext:value-type="float">
            <text:p>12</text:p>
          </table:table-cell>
          <table:table-cell table:formula="of:=[.D24]^2" office:value-type="float" office:value="136.852855020157" calcext:value-type="float">
            <text:p>137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float" office:value="1003.7528" calcext:value-type="float">
            <text:p>1004</text:p>
          </table:table-cell>
          <table:table-cell office:value-type="float" office:value="24" calcext:value-type="float">
            <text:p>24</text:p>
          </table:table-cell>
          <table:table-cell table:formula="of:=[.B25]-mn" office:value-type="float" office:value="23.9857125" calcext:value-type="float">
            <text:p>24</text:p>
          </table:table-cell>
          <table:table-cell table:formula="of:=[.D25]^2" office:value-type="float" office:value="575.314404132655" calcext:value-type="float">
            <text:p>575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Sevran</text:p>
          </table:table-cell>
          <table:table-cell office:value-type="float" office:value="1008.5441" calcext:value-type="float">
            <text:p>1009</text:p>
          </table:table-cell>
          <table:table-cell office:value-type="float" office:value="25" calcext:value-type="float">
            <text:p>25</text:p>
          </table:table-cell>
          <table:table-cell table:formula="of:=[.B26]-mn" office:value-type="float" office:value="28.7770125" calcext:value-type="float">
            <text:p>29</text:p>
          </table:table-cell>
          <table:table-cell table:formula="of:=[.D26]^2" office:value-type="float" office:value="828.116448425154" calcext:value-type="float">
            <text:p>828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Stains</text:p>
          </table:table-cell>
          <table:table-cell office:value-type="float" office:value="1011.1327" calcext:value-type="float">
            <text:p>1011</text:p>
          </table:table-cell>
          <table:table-cell office:value-type="float" office:value="26" calcext:value-type="float">
            <text:p>26</text:p>
          </table:table-cell>
          <table:table-cell table:formula="of:=[.B27]-mn" office:value-type="float" office:value="31.3656125" calcext:value-type="float">
            <text:p>31</text:p>
          </table:table-cell>
          <table:table-cell table:formula="of:=[.D27]^2" office:value-type="float" office:value="983.801647500156" calcext:value-type="float">
            <text:p>984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float" office:value="1013.827" calcext:value-type="float">
            <text:p>1014</text:p>
          </table:table-cell>
          <table:table-cell office:value-type="float" office:value="27" calcext:value-type="float">
            <text:p>27</text:p>
          </table:table-cell>
          <table:table-cell table:formula="of:=[.B28]-mn" office:value-type="float" office:value="34.0599125" calcext:value-type="float">
            <text:p>34</text:p>
          </table:table-cell>
          <table:table-cell table:formula="of:=[.D28]^2" office:value-type="float" office:value="1160.07763950766" calcext:value-type="float">
            <text:p>1160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float" office:value="1017.0168" calcext:value-type="float">
            <text:p>1017</text:p>
          </table:table-cell>
          <table:table-cell office:value-type="float" office:value="28" calcext:value-type="float">
            <text:p>28</text:p>
          </table:table-cell>
          <table:table-cell table:formula="of:=[.B29]-mn" office:value-type="float" office:value="37.2497125" calcext:value-type="float">
            <text:p>37</text:p>
          </table:table-cell>
          <table:table-cell table:formula="of:=[.D29]^2" office:value-type="float" office:value="1387.54108133266" calcext:value-type="float">
            <text:p>1388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float" office:value="1021.3179" calcext:value-type="float">
            <text:p>1021</text:p>
          </table:table-cell>
          <table:table-cell office:value-type="float" office:value="29" calcext:value-type="float">
            <text:p>29</text:p>
          </table:table-cell>
          <table:table-cell table:formula="of:=[.B30]-mn" office:value-type="float" office:value="41.5508125" calcext:value-type="float">
            <text:p>42</text:p>
          </table:table-cell>
          <table:table-cell table:formula="of:=[.D30]^2" office:value-type="float" office:value="1726.47001941016" calcext:value-type="float">
            <text:p>1726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float" office:value="1038.9154" calcext:value-type="float">
            <text:p>1039</text:p>
          </table:table-cell>
          <table:table-cell office:value-type="float" office:value="30" calcext:value-type="float">
            <text:p>30</text:p>
          </table:table-cell>
          <table:table-cell table:formula="of:=[.B31]-mn" office:value-type="float" office:value="59.1483125000001" calcext:value-type="float">
            <text:p>59</text:p>
          </table:table-cell>
          <table:table-cell table:formula="of:=[.D31]^2" office:value-type="float" office:value="3498.52287159767" calcext:value-type="float">
            <text:p>3499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float" office:value="1055.0322" calcext:value-type="float">
            <text:p>1055</text:p>
          </table:table-cell>
          <table:table-cell office:value-type="float" office:value="31" calcext:value-type="float">
            <text:p>31</text:p>
          </table:table-cell>
          <table:table-cell table:formula="of:=[.B32]-mn" office:value-type="float" office:value="75.2651125000001" calcext:value-type="float">
            <text:p>75</text:p>
          </table:table-cell>
          <table:table-cell table:formula="of:=[.D32]^2" office:value-type="float" office:value="5664.83715963767" calcext:value-type="float">
            <text:p>5665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float" office:value="1065.0024" calcext:value-type="float">
            <text:p>1065</text:p>
          </table:table-cell>
          <table:table-cell office:value-type="float" office:value="32" calcext:value-type="float">
            <text:p>32</text:p>
          </table:table-cell>
          <table:table-cell table:formula="of:=[.B33]-mn" office:value-type="float" office:value="85.2353125000001" calcext:value-type="float">
            <text:p>85</text:p>
          </table:table-cell>
          <table:table-cell table:formula="of:=[.D33]^2" office:value-type="float" office:value="7265.05849697267" calcext:value-type="float">
            <text:p>7265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float" office:value="1091.0099" calcext:value-type="float">
            <text:p>1091</text:p>
          </table:table-cell>
          <table:table-cell office:value-type="float" office:value="33" calcext:value-type="float">
            <text:p>33</text:p>
          </table:table-cell>
          <table:table-cell table:formula="of:=[.B34]-mn" office:value-type="float" office:value="111.2428125" calcext:value-type="float">
            <text:p>111</text:p>
          </table:table-cell>
          <table:table-cell table:formula="of:=[.D34]^2" office:value-type="float" office:value="12374.9633329102" calcext:value-type="float">
            <text:p>12375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Vaujours</text:p>
          </table:table-cell>
          <table:table-cell office:value-type="float" office:value="1091.3192" calcext:value-type="float">
            <text:p>1091</text:p>
          </table:table-cell>
          <table:table-cell office:value-type="float" office:value="34" calcext:value-type="float">
            <text:p>34</text:p>
          </table:table-cell>
          <table:table-cell table:formula="of:=[.B35]-mn" office:value-type="float" office:value="111.5521125" calcext:value-type="float">
            <text:p>112</text:p>
          </table:table-cell>
          <table:table-cell table:formula="of:=[.D35]^2" office:value-type="float" office:value="12443.8738032126" calcext:value-type="float">
            <text:p>12444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Pantin</text:p>
          </table:table-cell>
          <table:table-cell office:value-type="float" office:value="1132.7114" calcext:value-type="float">
            <text:p>1133</text:p>
          </table:table-cell>
          <table:table-cell office:value-type="float" office:value="35" calcext:value-type="float">
            <text:p>35</text:p>
          </table:table-cell>
          <table:table-cell table:formula="of:=[.B36]-mn" office:value-type="float" office:value="152.9443125" calcext:value-type="float">
            <text:p>153</text:p>
          </table:table-cell>
          <table:table-cell table:formula="of:=[.D36]^2" office:value-type="float" office:value="23391.9627260976" calcext:value-type="float">
            <text:p>23392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Bagnolet</text:p>
          </table:table-cell>
          <table:table-cell office:value-type="float" office:value="1145.4187" calcext:value-type="float">
            <text:p>1145</text:p>
          </table:table-cell>
          <table:table-cell office:value-type="float" office:value="36" calcext:value-type="float">
            <text:p>36</text:p>
          </table:table-cell>
          <table:table-cell table:formula="of:=[.B37]-mn" office:value-type="float" office:value="165.6516125" calcext:value-type="float">
            <text:p>166</text:p>
          </table:table-cell>
          <table:table-cell table:formula="of:=[.D37]^2" office:value-type="float" office:value="27440.4567238501" calcext:value-type="float">
            <text:p>27440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float" office:value="1235.4961" calcext:value-type="float">
            <text:p>1235</text:p>
          </table:table-cell>
          <table:table-cell office:value-type="float" office:value="37" calcext:value-type="float">
            <text:p>37</text:p>
          </table:table-cell>
          <table:table-cell table:formula="of:=[.B38]-mn" office:value-type="float" office:value="255.7290125" calcext:value-type="float">
            <text:p>256</text:p>
          </table:table-cell>
          <table:table-cell table:formula="of:=[.D38]^2" office:value-type="float" office:value="65397.3278342252" calcext:value-type="float">
            <text:p>65397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Bobigny</text:p>
          </table:table-cell>
          <table:table-cell office:value-type="float" office:value="1294.4416" calcext:value-type="float">
            <text:p>1294</text:p>
          </table:table-cell>
          <table:table-cell office:value-type="float" office:value="38" calcext:value-type="float">
            <text:p>38</text:p>
          </table:table-cell>
          <table:table-cell table:formula="of:=[.B39]-mn" office:value-type="float" office:value="314.6745125" calcext:value-type="float">
            <text:p>315</text:p>
          </table:table-cell>
          <table:table-cell table:formula="of:=[.D39]^2" office:value-type="float" office:value="99020.0488171127" calcext:value-type="float">
            <text:p>99020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Dugny</text:p>
          </table:table-cell>
          <table:table-cell office:value-type="float" office:value="1307.5114" calcext:value-type="float">
            <text:p>1308</text:p>
          </table:table-cell>
          <table:table-cell office:value-type="float" office:value="39" calcext:value-type="float">
            <text:p>39</text:p>
          </table:table-cell>
          <table:table-cell table:formula="of:=[.B40]-mn" office:value-type="float" office:value="327.7443125" calcext:value-type="float">
            <text:p>328</text:p>
          </table:table-cell>
          <table:table-cell table:formula="of:=[.D40]^2" office:value-type="float" office:value="107416.334376098" calcext:value-type="float">
            <text:p>107416</text:p>
          </table:table-cell>
          <table:table-cell table:number-columns-repeated="9"/>
          <table:table-cell table:style-name="ce1" table:number-columns-repeated="16370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float" office:value="1766.1091" calcext:value-type="float">
            <text:p>1766</text:p>
          </table:table-cell>
          <table:table-cell office:value-type="float" office:value="40" calcext:value-type="float">
            <text:p>40</text:p>
          </table:table-cell>
          <table:table-cell table:formula="of:=[.B41]-mn" office:value-type="float" office:value="786.3420125" calcext:value-type="float">
            <text:p>786</text:p>
          </table:table-cell>
          <table:table-cell table:formula="of:=[.D41]^2" office:value-type="float" office:value="618333.76062255" calcext:value-type="float">
            <text:p>618334</text:p>
          </table:table-cell>
          <table:table-cell table:number-columns-repeated="9"/>
          <table:table-cell table:style-name="ce1" table:number-columns-repeated="16370"/>
        </table:table-row>
        <table:table-row table:style-name="ro1" table:number-rows-repeated="2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moyenne</text:p>
          </table:table-cell>
          <table:table-cell table:formula="of:=SUM(montant)/COUNTA(montant)" office:value-type="float" office:value="979.7670875" calcext:value-type="float">
            <text:p>980</text:p>
          </table:table-cell>
          <table:table-cell table:formula="of:=AVERAGE(montant)" office:value-type="float" office:value="979.7670875" calcext:value-type="float">
            <text:p>980</text:p>
          </table:table-cell>
          <table:table-cell table:number-columns-repeated="11"/>
          <table:table-cell table:style-name="ce1" table:number-columns-repeated="16370"/>
        </table:table-row>
        <table:table-row table:style-name="ro1">
          <table:table-cell office:value-type="string" calcext:value-type="string">
            <text:p>mediane</text:p>
          </table:table-cell>
          <table:table-cell office:value-type="float" office:value="960" calcext:value-type="float">
            <text:p>960</text:p>
          </table:table-cell>
          <table:table-cell table:formula="of:=MEDIAN(montant)" office:value-type="float" office:value="959.8144" calcext:value-type="float">
            <text:p>960</text:p>
          </table:table-cell>
          <table:table-cell table:number-columns-repeated="11"/>
          <table:table-cell table:style-name="ce1" table:number-columns-repeated="16370"/>
        </table:table-row>
        <table:table-row table:style-name="ro1">
          <table:table-cell office:value-type="string" calcext:value-type="string">
            <text:p>variance (moy du carré des écarts)</text:p>
          </table:table-cell>
          <table:table-cell/>
          <table:table-cell table:formula="of:=AVERAGE([.E2:.E41])" office:value-type="float" office:value="39952.2633756816" calcext:value-type="float">
            <text:p>39952</text:p>
          </table:table-cell>
          <table:table-cell table:formula="of:=COM.MICROSOFT.VAR.P(montant)" office:value-type="float" office:value="39952.2633756816" calcext:value-type="float">
            <text:p>39952</text:p>
          </table:table-cell>
          <table:table-cell table:number-columns-repeated="10"/>
          <table:table-cell table:style-name="ce1" table:number-columns-repeated="16370"/>
        </table:table-row>
        <table:table-row table:style-name="ro1">
          <table:table-cell office:value-type="string" calcext:value-type="string">
            <text:p>écart type (racine carrée de la variance)</text:p>
          </table:table-cell>
          <table:table-cell/>
          <table:table-cell table:formula="of:=SQRT([.C46])" office:value-type="float" office:value="199.880622811921" calcext:value-type="float">
            <text:p>200</text:p>
          </table:table-cell>
          <table:table-cell table:formula="of:=COM.MICROSOFT.STDEV.P([.B2:.B41])" office:value-type="float" office:value="199.880622811921" calcext:value-type="float">
            <text:p>200</text:p>
          </table:table-cell>
          <table:table-cell table:number-columns-repeated="10"/>
          <table:table-cell table:style-name="ce1" table:number-columns-repeated="16370"/>
        </table:table-row>
        <table:table-row table:style-name="ro1" table:number-rows-repeated="1048528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</table:table>
      <table:named-expressions>
        <table:named-range table:name="mn" table:base-cell-address="$donnees_carto_communes.$B$44" table:cell-range-address="$donnees_carto_communes.$B$44"/>
        <table:named-range table:name="montant" table:base-cell-address="$donnees_carto_communes.$B$2" table:cell-range-address="$donnees_carto_communes.$B$2:.$B$41"/>
      </table:named-expressions>
      <table:database-ranges>
        <table:database-range table:name="__Anonymous_Sheet_DB__0" table:target-range-address="donnees_carto_communes.A1:donnees_carto_communes.C4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9-26T19:11:02.398510700</dc:date>
    <meta:editing-duration>PT25M27S</meta:editing-duration>
    <meta:editing-cycles>2</meta:editing-cycles>
    <meta:generator>LibreOffice/25.2.5.2$Windows_X86_64 LibreOffice_project/03d19516eb2e1dd5d4ccd751a0d6f35f35e08022</meta:generator>
    <meta:document-statistic meta:table-count="1" meta:cell-count="217" meta:object-count="0"/>
  </office:meta>
</office:document-meta>
</file>